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-Italic" svg:font-family="Calibri-Italic" style:font-family-generic="system" svg:panose-1="0 0 0 0 0 0 0 0 0 0"/>
    <style:font-face style:name="Calibri-Bold" svg:font-family="Calibri-Bold" style:font-family-generic="system" svg:panose-1="0 0 0 0 0 0 0 0 0 0"/>
    <style:font-face style:name="SymbolMT" svg:font-family="SymbolMT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50%"/>
      <style:text-properties style:font-name="Calibri-Italic" style:font-name-complex="Calibri-Italic" fo:font-style="italic" style:font-style-asian="italic" style:font-style-complex="italic" style:letter-kerning="false" fo:font-size="10pt" style:font-size-asian="10pt" style:font-size-complex="10pt"/>
    </style:style>
    <style:style style:name="P2" style:parent-style-name="Normální" style:family="paragraph">
      <style:paragraph-properties style:text-autospace="none" fo:margin-bottom="0in" fo:line-height="150%"/>
      <style:text-properties style:font-name="Calibri-Bold" style:font-name-complex="Calibri-Bold" fo:font-weight="bold" style:font-weight-asian="bold" style:font-weight-complex="bold" style:letter-kerning="false" fo:font-size="14pt" style:font-size-asian="14pt" style:font-size-complex="14pt"/>
    </style:style>
    <style:style style:name="P3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style:letter-kerning="false" fo:font-size="9pt" style:font-size-asian="9pt" style:font-size-complex="9pt"/>
    </style:style>
    <style:style style:name="P4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style:letter-kerning="false" fo:font-size="9pt" style:font-size-asian="9pt" style:font-size-complex="9pt"/>
    </style:style>
    <style:style style:name="P5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style:letter-kerning="false" fo:font-size="9pt" style:font-size-asian="9pt" style:font-size-complex="9pt"/>
    </style:style>
    <style:style style:name="P6" style:parent-style-name="Normální" style:family="paragraph">
      <style:paragraph-properties style:text-autospace="none" fo:margin-bottom="0in" fo:line-height="150%"/>
      <style:text-properties style:font-name="Calibri-Italic" style:font-name-complex="Calibri-Italic" fo:font-style="italic" style:font-style-asian="italic" style:font-style-complex="italic" style:letter-kerning="false" fo:font-size="9pt" style:font-size-asian="9pt" style:font-size-complex="9pt"/>
    </style:style>
    <style:style style:name="P7" style:parent-style-name="Normální" style:family="paragraph">
      <style:paragraph-properties style:text-autospace="none" fo:margin-bottom="0in" fo:line-height="150%"/>
    </style:style>
    <style:style style:name="T8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9" style:parent-style-name="Standardnípísmoodstavce" style:family="text">
      <style:text-properties style:font-name="Calibri" style:font-name-complex="Calibri" style:letter-kerning="false"/>
    </style:style>
    <style:style style:name="P1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1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3" style:parent-style-name="Normální" style:family="paragraph">
      <style:paragraph-properties style:text-autospace="none" fo:margin-bottom="0in" fo:line-height="150%"/>
    </style:style>
    <style:style style:name="T14" style:parent-style-name="Standardnípísmoodstavce" style:family="text">
      <style:text-properties style:font-name="SymbolMT" style:font-name-complex="SymbolMT" style:letter-kerning="false"/>
    </style:style>
    <style:style style:name="T15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6" style:parent-style-name="Standardnípísmoodstavce" style:family="text">
      <style:text-properties style:font-name="Calibri" style:font-name-complex="Calibri" style:letter-kerning="false"/>
    </style:style>
    <style:style style:name="P1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8" style:parent-style-name="Normální" style:family="paragraph">
      <style:paragraph-properties style:text-autospace="none" fo:margin-bottom="0in" fo:line-height="150%"/>
    </style:style>
    <style:style style:name="T19" style:parent-style-name="Standardnípísmoodstavce" style:family="text">
      <style:text-properties style:font-name="SymbolMT" style:font-name-complex="SymbolMT" style:letter-kerning="false"/>
    </style:style>
    <style:style style:name="T20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1" style:parent-style-name="Standardnípísmoodstavce" style:family="text">
      <style:text-properties style:font-name="Calibri" style:font-name-complex="Calibri" style:letter-kerning="false"/>
    </style:style>
    <style:style style:name="P2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3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4" style:parent-style-name="Normální" style:family="paragraph">
      <style:paragraph-properties style:text-autospace="none" fo:margin-bottom="0in" fo:line-height="150%"/>
    </style:style>
    <style:style style:name="T25" style:parent-style-name="Standardnípísmoodstavce" style:family="text">
      <style:text-properties style:font-name="SymbolMT" style:font-name-complex="SymbolMT" style:letter-kerning="false"/>
    </style:style>
    <style:style style:name="T26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7" style:parent-style-name="Standardnípísmoodstavce" style:family="text">
      <style:text-properties style:font-name="Calibri" style:font-name-complex="Calibri" style:letter-kerning="false"/>
    </style:style>
    <style:style style:name="P2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9" style:parent-style-name="Normální" style:family="paragraph">
      <style:paragraph-properties style:text-autospace="none" fo:margin-bottom="0in" fo:line-height="150%"/>
    </style:style>
    <style:style style:name="T30" style:parent-style-name="Standardnípísmoodstavce" style:family="text">
      <style:text-properties style:font-name="SymbolMT" style:font-name-complex="SymbolMT" style:letter-kerning="false"/>
    </style:style>
    <style:style style:name="T31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32" style:parent-style-name="Standardnípísmoodstavce" style:family="text">
      <style:text-properties style:font-name="Calibri" style:font-name-complex="Calibri" style:letter-kerning="false"/>
    </style:style>
    <style:style style:name="P33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34" style:parent-style-name="Normální" style:family="paragraph">
      <style:paragraph-properties style:text-autospace="none" fo:margin-bottom="0in" fo:line-height="150%"/>
    </style:style>
    <style:style style:name="T35" style:parent-style-name="Standardnípísmoodstavce" style:family="text">
      <style:text-properties style:font-name="SymbolMT" style:font-name-complex="SymbolMT" style:letter-kerning="false"/>
    </style:style>
    <style:style style:name="T36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37" style:parent-style-name="Standardnípísmoodstavce" style:family="text">
      <style:text-properties style:font-name="Calibri" style:font-name-complex="Calibri" style:letter-kerning="false"/>
    </style:style>
    <style:style style:name="P3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39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4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41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42" style:parent-style-name="Normální" style:family="paragraph">
      <style:paragraph-properties style:text-autospace="none" fo:margin-bottom="0in" fo:line-height="150%"/>
    </style:style>
    <style:style style:name="T43" style:parent-style-name="Standardnípísmoodstavce" style:family="text">
      <style:text-properties style:font-name="SymbolMT" style:font-name-complex="SymbolMT" style:letter-kerning="false"/>
    </style:style>
    <style:style style:name="T44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P45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46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47" style:parent-style-name="Normální" style:family="paragraph">
      <style:paragraph-properties style:text-autospace="none" fo:margin-bottom="0in" fo:line-height="150%"/>
    </style:style>
    <style:style style:name="T48" style:parent-style-name="Standardnípísmoodstavce" style:family="text">
      <style:text-properties style:font-name="SymbolMT" style:font-name-complex="SymbolMT" style:letter-kerning="false"/>
    </style:style>
    <style:style style:name="T49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P5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51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5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53" style:parent-style-name="Normální" style:family="paragraph">
      <style:paragraph-properties style:text-autospace="none" fo:margin-bottom="0in" fo:line-height="150%"/>
    </style:style>
    <style:style style:name="T54" style:parent-style-name="Standardnípísmoodstavce" style:family="text">
      <style:text-properties style:font-name="SymbolMT" style:font-name-complex="SymbolMT" style:letter-kerning="false"/>
    </style:style>
    <style:style style:name="T55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P56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5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5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59" style:parent-style-name="Normální" style:family="paragraph">
      <style:paragraph-properties style:text-autospace="none" fo:margin-bottom="0in" fo:line-height="150%"/>
    </style:style>
    <style:style style:name="T60" style:parent-style-name="Standardnípísmoodstavce" style:family="text">
      <style:text-properties style:font-name="SymbolMT" style:font-name-complex="SymbolMT" style:letter-kerning="false"/>
    </style:style>
    <style:style style:name="T61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P62" style:parent-style-name="Normální" style:family="paragraph">
      <style:paragraph-properties style:text-autospace="none" fo:margin-bottom="0in" fo:line-height="150%"/>
    </style:style>
    <style:style style:name="T63" style:parent-style-name="Standardnípísmoodstavce" style:family="text">
      <style:text-properties style:font-name="SymbolMT" style:font-name-complex="SymbolMT" style:letter-kerning="false"/>
    </style:style>
    <style:style style:name="T64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P65" style:parent-style-name="Normální" style:family="paragraph">
      <style:paragraph-properties style:text-autospace="none" fo:margin-bottom="0in" fo:line-height="150%"/>
    </style:style>
    <style:style style:name="T66" style:parent-style-name="Standardnípísmoodstavce" style:family="text">
      <style:text-properties style:font-name="SymbolMT" style:font-name-complex="SymbolMT" style:letter-kerning="false"/>
    </style:style>
    <style:style style:name="T67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P68" style:parent-style-name="Normální" style:family="paragraph">
      <style:paragraph-properties style:text-autospace="none" fo:margin-bottom="0in" fo:line-height="150%"/>
    </style:style>
    <style:style style:name="T69" style:parent-style-name="Standardnípísmoodstavce" style:family="text">
      <style:text-properties style:font-name="SymbolMT" style:font-name-complex="SymbolMT" style:letter-kerning="false"/>
    </style:style>
    <style:style style:name="T70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71" style:parent-style-name="Standardnípísmoodstavce" style:family="text">
      <style:text-properties style:font-name="Calibri" style:font-name-complex="Calibri" style:letter-kerning="false"/>
    </style:style>
    <style:style style:name="P7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73" style:parent-style-name="Normální" style:family="paragraph">
      <style:paragraph-properties style:text-autospace="none" fo:margin-bottom="0in" fo:line-height="150%"/>
    </style:style>
    <style:style style:name="T74" style:parent-style-name="Standardnípísmoodstavce" style:family="text">
      <style:text-properties style:font-name="Calibri" style:font-name-complex="Calibri" style:letter-kerning="false"/>
    </style:style>
    <style:style style:name="T75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76" style:parent-style-name="Standardnípísmoodstavce" style:family="text">
      <style:text-properties style:font-name="Calibri" style:font-name-complex="Calibri" style:letter-kerning="false"/>
    </style:style>
    <style:style style:name="P7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78" style:parent-style-name="Normální" style:family="paragraph">
      <style:paragraph-properties style:text-autospace="none" fo:margin-bottom="0in" fo:line-height="150%"/>
    </style:style>
    <style:style style:name="T79" style:parent-style-name="Standardnípísmoodstavce" style:family="text">
      <style:text-properties style:font-name="Calibri" style:font-name-complex="Calibri" style:letter-kerning="false"/>
    </style:style>
    <style:style style:name="T80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81" style:parent-style-name="Standardnípísmoodstavce" style:family="text">
      <style:text-properties style:font-name="Calibri" style:font-name-complex="Calibri" style:letter-kerning="false"/>
    </style:style>
    <style:style style:name="P8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83" style:parent-style-name="Normální" style:family="paragraph">
      <style:paragraph-properties style:text-autospace="none" fo:margin-bottom="0in" fo:line-height="150%"/>
    </style:style>
    <style:style style:name="T84" style:parent-style-name="Standardnípísmoodstavce" style:family="text">
      <style:text-properties style:font-name="Calibri" style:font-name-complex="Calibri" style:letter-kerning="false"/>
    </style:style>
    <style:style style:name="T85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86" style:parent-style-name="Standardnípísmoodstavce" style:family="text">
      <style:text-properties style:font-name="Calibri" style:font-name-complex="Calibri" style:letter-kerning="false"/>
    </style:style>
    <style:style style:name="P8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88" style:parent-style-name="Normální" style:family="paragraph">
      <style:paragraph-properties style:text-autospace="none" fo:margin-bottom="0in" fo:line-height="150%"/>
    </style:style>
    <style:style style:name="T89" style:parent-style-name="Standardnípísmoodstavce" style:family="text">
      <style:text-properties style:font-name="Calibri" style:font-name-complex="Calibri" style:letter-kerning="false"/>
    </style:style>
    <style:style style:name="T90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91" style:parent-style-name="Standardnípísmoodstavce" style:family="text">
      <style:text-properties style:font-name="Calibri" style:font-name-complex="Calibri" style:letter-kerning="false"/>
    </style:style>
    <style:style style:name="P9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93" style:parent-style-name="Normální" style:family="paragraph">
      <style:paragraph-properties style:text-autospace="none" fo:margin-bottom="0in" fo:line-height="150%"/>
    </style:style>
    <style:style style:name="T94" style:parent-style-name="Standardnípísmoodstavce" style:family="text">
      <style:text-properties style:font-name="Calibri" style:font-name-complex="Calibri" style:letter-kerning="false"/>
    </style:style>
    <style:style style:name="T95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96" style:parent-style-name="Standardnípísmoodstavce" style:family="text">
      <style:text-properties style:font-name="Calibri" style:font-name-complex="Calibri" style:letter-kerning="false"/>
    </style:style>
    <style:style style:name="P9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9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99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0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01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0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03" style:parent-style-name="Normální" style:family="paragraph">
      <style:paragraph-properties style:text-autospace="none" fo:margin-bottom="0in" fo:line-height="150%"/>
    </style:style>
    <style:style style:name="T104" style:parent-style-name="Standardnípísmoodstavce" style:family="text">
      <style:text-properties style:font-name="Calibri" style:font-name-complex="Calibri" style:letter-kerning="false"/>
    </style:style>
    <style:style style:name="T105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06" style:parent-style-name="Standardnípísmoodstavce" style:family="text">
      <style:text-properties style:font-name="Calibri" style:font-name-complex="Calibri" style:letter-kerning="false"/>
    </style:style>
    <style:style style:name="P10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08" style:parent-style-name="Normální" style:family="paragraph">
      <style:paragraph-properties style:text-autospace="none" fo:margin-bottom="0in" fo:line-height="150%"/>
    </style:style>
    <style:style style:name="T109" style:parent-style-name="Standardnípísmoodstavce" style:family="text">
      <style:text-properties style:font-name="Calibri" style:font-name-complex="Calibri" style:letter-kerning="false"/>
    </style:style>
    <style:style style:name="T110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11" style:parent-style-name="Standardnípísmoodstavce" style:family="text">
      <style:text-properties style:font-name="Calibri" style:font-name-complex="Calibri" style:letter-kerning="false"/>
    </style:style>
    <style:style style:name="P11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13" style:parent-style-name="Normální" style:family="paragraph">
      <style:paragraph-properties style:text-autospace="none" fo:margin-bottom="0in" fo:line-height="150%"/>
    </style:style>
    <style:style style:name="T114" style:parent-style-name="Standardnípísmoodstavce" style:family="text">
      <style:text-properties style:font-name="Calibri" style:font-name-complex="Calibri" style:letter-kerning="false"/>
    </style:style>
    <style:style style:name="T115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16" style:parent-style-name="Standardnípísmoodstavce" style:family="text">
      <style:text-properties style:font-name="Calibri" style:font-name-complex="Calibri" style:letter-kerning="false"/>
    </style:style>
    <style:style style:name="P11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1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19" style:parent-style-name="Normální" style:family="paragraph">
      <style:paragraph-properties style:text-autospace="none" fo:margin-bottom="0in" fo:line-height="150%"/>
    </style:style>
    <style:style style:name="T120" style:parent-style-name="Standardnípísmoodstavce" style:family="text">
      <style:text-properties style:font-name="Calibri" style:font-name-complex="Calibri" style:letter-kerning="false"/>
    </style:style>
    <style:style style:name="T121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22" style:parent-style-name="Standardnípísmoodstavce" style:family="text">
      <style:text-properties style:font-name="Calibri" style:font-name-complex="Calibri" style:letter-kerning="false"/>
    </style:style>
    <style:style style:name="P123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24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25" style:parent-style-name="Normální" style:family="paragraph">
      <style:paragraph-properties style:text-autospace="none" fo:margin-bottom="0in" fo:line-height="150%"/>
    </style:style>
    <style:style style:name="T126" style:parent-style-name="Standardnípísmoodstavce" style:family="text">
      <style:text-properties style:font-name="Calibri" style:font-name-complex="Calibri" style:letter-kerning="false"/>
    </style:style>
    <style:style style:name="T127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28" style:parent-style-name="Standardnípísmoodstavce" style:family="text">
      <style:text-properties style:font-name="Calibri" style:font-name-complex="Calibri" style:letter-kerning="false"/>
    </style:style>
    <style:style style:name="P129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3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31" style:parent-style-name="Normální" style:family="paragraph">
      <style:paragraph-properties style:text-autospace="none" fo:margin-bottom="0in" fo:line-height="150%"/>
    </style:style>
    <style:style style:name="T132" style:parent-style-name="Standardnípísmoodstavce" style:family="text">
      <style:text-properties style:font-name="Calibri" style:font-name-complex="Calibri" style:letter-kerning="false"/>
    </style:style>
    <style:style style:name="T133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34" style:parent-style-name="Standardnípísmoodstavce" style:family="text">
      <style:text-properties style:font-name="Calibri" style:font-name-complex="Calibri" style:letter-kerning="false"/>
    </style:style>
    <style:style style:name="P135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36" style:parent-style-name="Normální" style:family="paragraph">
      <style:paragraph-properties style:text-autospace="none" fo:margin-bottom="0in" fo:line-height="150%"/>
    </style:style>
    <style:style style:name="T137" style:parent-style-name="Standardnípísmoodstavce" style:family="text">
      <style:text-properties style:font-name="Calibri" style:font-name-complex="Calibri" style:letter-kerning="false"/>
    </style:style>
    <style:style style:name="T138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39" style:parent-style-name="Standardnípísmoodstavce" style:family="text">
      <style:text-properties style:font-name="Calibri" style:font-name-complex="Calibri" style:letter-kerning="false"/>
    </style:style>
    <style:style style:name="P14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41" style:parent-style-name="Normální" style:family="paragraph">
      <style:paragraph-properties style:text-autospace="none" fo:margin-bottom="0in" fo:line-height="150%"/>
    </style:style>
    <style:style style:name="T142" style:parent-style-name="Standardnípísmoodstavce" style:family="text">
      <style:text-properties style:font-name="Calibri" style:font-name-complex="Calibri" style:letter-kerning="false"/>
    </style:style>
    <style:style style:name="T143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44" style:parent-style-name="Standardnípísmoodstavce" style:family="text">
      <style:text-properties style:font-name="Calibri" style:font-name-complex="Calibri" style:letter-kerning="false"/>
    </style:style>
    <style:style style:name="P145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46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4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4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49" style:parent-style-name="Normální" style:family="paragraph">
      <style:paragraph-properties style:text-autospace="none" fo:margin-bottom="0in" fo:line-height="150%"/>
    </style:style>
    <style:style style:name="T150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51" style:parent-style-name="Standardnípísmoodstavce" style:family="text">
      <style:text-properties style:font-name="Calibri" style:font-name-complex="Calibri" style:letter-kerning="false"/>
    </style:style>
    <style:style style:name="P15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53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54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55" style:parent-style-name="Normální" style:family="paragraph">
      <style:paragraph-properties style:text-autospace="none" fo:margin-bottom="0in" fo:line-height="150%"/>
    </style:style>
    <style:style style:name="T156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57" style:parent-style-name="Standardnípísmoodstavce" style:family="text">
      <style:text-properties style:font-name="Calibri" style:font-name-complex="Calibri" style:letter-kerning="false"/>
    </style:style>
    <style:style style:name="P15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59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6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61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62" style:parent-style-name="Normální" style:family="paragraph">
      <style:paragraph-properties style:text-autospace="none" fo:margin-bottom="0in" fo:line-height="150%"/>
    </style:style>
    <style:style style:name="T163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64" style:parent-style-name="Standardnípísmoodstavce" style:family="text">
      <style:text-properties style:font-name="Calibri" style:font-name-complex="Calibri" style:letter-kerning="false"/>
    </style:style>
    <style:style style:name="P165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66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6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6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69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70" style:parent-style-name="Normální" style:family="paragraph">
      <style:paragraph-properties style:text-autospace="none" fo:margin-bottom="0in" fo:line-height="150%"/>
    </style:style>
    <style:style style:name="T171" style:parent-style-name="Standardnípísmoodstavce" style:family="text">
      <style:text-properties style:font-name="Calibri" style:font-name-complex="Calibri" style:letter-kerning="false"/>
    </style:style>
    <style:style style:name="T172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73" style:parent-style-name="Standardnípísmoodstavce" style:family="text">
      <style:text-properties style:font-name="Calibri" style:font-name-complex="Calibri" style:letter-kerning="false"/>
    </style:style>
    <style:style style:name="P174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75" style:parent-style-name="Normální" style:family="paragraph">
      <style:paragraph-properties style:text-autospace="none" fo:margin-bottom="0in" fo:line-height="150%"/>
    </style:style>
    <style:style style:name="T176" style:parent-style-name="Standardnípísmoodstavce" style:family="text">
      <style:text-properties style:font-name="Calibri" style:font-name-complex="Calibri" style:letter-kerning="false"/>
    </style:style>
    <style:style style:name="T177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78" style:parent-style-name="Standardnípísmoodstavce" style:family="text">
      <style:text-properties style:font-name="Calibri" style:font-name-complex="Calibri" style:letter-kerning="false"/>
    </style:style>
    <style:style style:name="P179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80" style:parent-style-name="Normální" style:family="paragraph">
      <style:paragraph-properties style:text-autospace="none" fo:margin-bottom="0in" fo:line-height="150%"/>
    </style:style>
    <style:style style:name="T181" style:parent-style-name="Standardnípísmoodstavce" style:family="text">
      <style:text-properties style:font-name="Calibri" style:font-name-complex="Calibri" style:letter-kerning="false"/>
    </style:style>
    <style:style style:name="T182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83" style:parent-style-name="Standardnípísmoodstavce" style:family="text">
      <style:text-properties style:font-name="Calibri" style:font-name-complex="Calibri" style:letter-kerning="false"/>
    </style:style>
    <style:style style:name="P184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85" style:parent-style-name="Normální" style:family="paragraph">
      <style:paragraph-properties style:text-autospace="none" fo:margin-bottom="0in" fo:line-height="150%"/>
    </style:style>
    <style:style style:name="T186" style:parent-style-name="Standardnípísmoodstavce" style:family="text">
      <style:text-properties style:font-name="Calibri" style:font-name-complex="Calibri" style:letter-kerning="false"/>
    </style:style>
    <style:style style:name="T187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88" style:parent-style-name="Standardnípísmoodstavce" style:family="text">
      <style:text-properties style:font-name="Calibri" style:font-name-complex="Calibri" style:letter-kerning="false"/>
    </style:style>
    <style:style style:name="P189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90" style:parent-style-name="Normální" style:family="paragraph">
      <style:paragraph-properties style:text-autospace="none" fo:margin-bottom="0in" fo:line-height="150%"/>
    </style:style>
    <style:style style:name="T191" style:parent-style-name="Standardnípísmoodstavce" style:family="text">
      <style:text-properties style:font-name="Calibri" style:font-name-complex="Calibri" style:letter-kerning="false"/>
    </style:style>
    <style:style style:name="T192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93" style:parent-style-name="Standardnípísmoodstavce" style:family="text">
      <style:text-properties style:font-name="Calibri" style:font-name-complex="Calibri" style:letter-kerning="false"/>
    </style:style>
    <style:style style:name="P194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95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96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97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98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199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0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01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0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03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04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05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06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07" style:parent-style-name="Normální" style:family="paragraph">
      <style:paragraph-properties style:text-autospace="none" fo:margin-bottom="0in" fo:line-height="150%"/>
    </style:style>
    <style:style style:name="T208" style:parent-style-name="Standardnípísmoodstavce" style:family="text">
      <style:text-properties style:font-name="SymbolMT" style:font-name-complex="SymbolMT" style:letter-kerning="false"/>
    </style:style>
    <style:style style:name="T209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10" style:parent-style-name="Standardnípísmoodstavce" style:family="text">
      <style:text-properties style:font-name="Calibri" style:font-name-complex="Calibri" style:letter-kerning="false"/>
    </style:style>
    <style:style style:name="P211" style:parent-style-name="Normální" style:family="paragraph">
      <style:paragraph-properties style:text-autospace="none" fo:margin-bottom="0in" fo:line-height="150%"/>
    </style:style>
    <style:style style:name="T212" style:parent-style-name="Standardnípísmoodstavce" style:family="text">
      <style:text-properties style:font-name="SymbolMT" style:font-name-complex="SymbolMT" style:letter-kerning="false"/>
    </style:style>
    <style:style style:name="T213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14" style:parent-style-name="Standardnípísmoodstavce" style:family="text">
      <style:text-properties style:font-name="Calibri" style:font-name-complex="Calibri" style:letter-kerning="false"/>
    </style:style>
    <style:style style:name="P215" style:parent-style-name="Normální" style:family="paragraph">
      <style:paragraph-properties style:text-autospace="none" fo:margin-bottom="0in" fo:line-height="150%"/>
    </style:style>
    <style:style style:name="T216" style:parent-style-name="Standardnípísmoodstavce" style:family="text">
      <style:text-properties style:font-name="SymbolMT" style:font-name-complex="SymbolMT" style:letter-kerning="false"/>
    </style:style>
    <style:style style:name="T217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18" style:parent-style-name="Standardnípísmoodstavce" style:family="text">
      <style:text-properties style:font-name="Calibri" style:font-name-complex="Calibri" style:letter-kerning="false"/>
    </style:style>
    <style:style style:name="P219" style:parent-style-name="Normální" style:family="paragraph">
      <style:paragraph-properties style:text-autospace="none" fo:margin-bottom="0in" fo:line-height="150%"/>
    </style:style>
    <style:style style:name="T220" style:parent-style-name="Standardnípísmoodstavce" style:family="text">
      <style:text-properties style:font-name="SymbolMT" style:font-name-complex="SymbolMT" style:letter-kerning="false"/>
    </style:style>
    <style:style style:name="T221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22" style:parent-style-name="Standardnípísmoodstavce" style:family="text">
      <style:text-properties style:font-name="Calibri" style:font-name-complex="Calibri" style:letter-kerning="false"/>
    </style:style>
    <style:style style:name="P223" style:parent-style-name="Normální" style:family="paragraph">
      <style:paragraph-properties style:text-autospace="none" fo:margin-bottom="0in" fo:line-height="150%"/>
    </style:style>
    <style:style style:name="T224" style:parent-style-name="Standardnípísmoodstavce" style:family="text">
      <style:text-properties style:font-name="SymbolMT" style:font-name-complex="SymbolMT" style:letter-kerning="false"/>
    </style:style>
    <style:style style:name="T225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26" style:parent-style-name="Standardnípísmoodstavce" style:family="text">
      <style:text-properties style:font-name="Calibri" style:font-name-complex="Calibri" style:letter-kerning="false"/>
    </style:style>
    <style:style style:name="P227" style:parent-style-name="Normální" style:family="paragraph">
      <style:paragraph-properties style:text-autospace="none" fo:margin-bottom="0in" fo:line-height="150%"/>
    </style:style>
    <style:style style:name="T228" style:parent-style-name="Standardnípísmoodstavce" style:family="text">
      <style:text-properties style:font-name="SymbolMT" style:font-name-complex="SymbolMT" style:letter-kerning="false"/>
    </style:style>
    <style:style style:name="T229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30" style:parent-style-name="Standardnípísmoodstavce" style:family="text">
      <style:text-properties style:font-name="Calibri" style:font-name-complex="Calibri" style:letter-kerning="false"/>
    </style:style>
    <style:style style:name="P231" style:parent-style-name="Normální" style:family="paragraph">
      <style:paragraph-properties style:text-autospace="none" fo:margin-bottom="0in" fo:line-height="150%"/>
    </style:style>
    <style:style style:name="T232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33" style:parent-style-name="Standardnípísmoodstavce" style:family="text">
      <style:text-properties style:font-name="Calibri" style:font-name-complex="Calibri" style:letter-kerning="false"/>
    </style:style>
    <style:style style:name="P234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35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36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37" style:parent-style-name="Normální" style:family="paragraph">
      <style:paragraph-properties style:text-autospace="none" fo:margin-bottom="0in" fo:line-height="150%"/>
    </style:style>
    <style:style style:name="T238" style:parent-style-name="Standardnípísmoodstavce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239" style:parent-style-name="Standardnípísmoodstavce" style:family="text">
      <style:text-properties style:font-name="Calibri" style:font-name-complex="Calibri" style:letter-kerning="false"/>
    </style:style>
    <style:style style:name="P240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41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42" style:parent-style-name="Normální" style:family="paragraph">
      <style:paragraph-properties style:text-autospace="none" fo:margin-bottom="0in" fo:line-height="150%"/>
      <style:text-properties style:font-name="Calibri" style:font-name-complex="Calibri" style:letter-kerning="false"/>
    </style:style>
    <style:style style:name="P243" style:parent-style-name="Normální" style:family="paragraph">
      <style:paragraph-properties fo:line-height="150%"/>
    </style:style>
    <style:style style:name="T244" style:parent-style-name="Standardnípísmoodstavce" style:family="text">
      <style:text-properties style:font-name="Calibri" style:font-name-complex="Calibri" style:letter-kerning="false"/>
    </style:style>
  </office:automatic-styles>
  <office:body>
    <office:text text:use-soft-page-breaks="true">
      <text:p text:style-name="P1">6b</text:p>
      <text:p text:style-name="P2">Prezentace grafického návrhu</text:p>
      <text:p text:style-name="P3">Prezentace grafickeho navrhu – způsoby prezentace grafickeho navrhu (druhy a formy i strategie pro prezentaci grafickeho</text:p>
      <text:p text:style-name="P4">navrhu). Komunikace s klientem a určeni postupu dalši spoluprace. Adobe Illustrator, Photoshop a InDesign.Zakladni</text:p>
      <text:p text:style-name="P5">typograficka a kompozični pravidla. Obraz/ilustrace vs. pismo. Pravidla kompozice. Barvy a jejich použiO. Kde najit vhodne</text:p>
      <text:p text:style-name="P6">rešerše.</text:p>
      <text:p text:style-name="P7"><text:span text:style-name="T8">Prezentace grafickeho navrhu<text:s/></text:span><text:span text:style-name="T9">je proces, kdy graficky designer nebo tym představuje svůj navrh</text:span></text:p>
      <text:p text:style-name="P10">zakaznikovi nebo klientovi. Cilem prezentace je ukazat navrh a přesvědčit klienta, že splňuje jeho</text:p>
      <text:p text:style-name="P11">požadavky a potřeby, a že je efekGvni v komunikaci s cilovou skupinou.</text:p>
      <text:p text:style-name="P12">Druhy a formy prezentace?</text:p>
      <text:p text:style-name="P13"><text:span text:style-name="T14">•<text:s/></text:span><text:span text:style-name="T15">Sta4cka prezentace:<text:s/></text:span><text:span text:style-name="T16">Použivaji se Gštěne materialy, jako plakaty, brožury, nebo projekčni</text:span></text:p>
      <text:p text:style-name="P17">platno, s staGckymi obrazky, ilustracemi nebo skicemi.</text:p>
      <text:p text:style-name="P18"><text:span text:style-name="T19">•<text:s/></text:span><text:span text:style-name="T20">Digitalni prezentace</text:span><text:span text:style-name="T21">: Využivaji se digitalni formaty, jako prezentace v PowerPointu, Keynote,</text:span></text:p>
      <text:p text:style-name="P22">webove stranky, interakGvni PDF nebo animovana videa s interakGvnimi prvky, animacemi,</text:p>
      <text:p text:style-name="P23">videi a zvukem.</text:p>
      <text:p text:style-name="P24"><text:span text:style-name="T25">•<text:s/></text:span><text:span text:style-name="T26">Prototypy</text:span><text:span text:style-name="T27">: Slouži ke zkoumani a interakci s designem a mohou byt staGcke (klikatelne</text:span></text:p>
      <text:p text:style-name="P28">obrazky) nebo interakGvni s funkcionalitou podobnou finalnimu produktu.</text:p>
      <text:p text:style-name="P29"><text:span text:style-name="T30">•<text:s/></text:span><text:span text:style-name="T31">Prezentace v realnem čase</text:span><text:span text:style-name="T32">: Využivaji se projekce na obrazovky, interakGvni tabule, virtualni</text:span></text:p>
      <text:p text:style-name="P33">realita nebo augmented reality pro žive prezentace na konferencich nebo ve třidach.</text:p>
      <text:p text:style-name="P34"><text:span text:style-name="T35">•<text:s/></text:span><text:span text:style-name="T36">Por?olia</text:span><text:span text:style-name="T37">: Slouži k prezentaci prace designera klientům nebo zaměstnavatelům a mohou byt</text:span></text:p>
      <text:p text:style-name="P38">ve formě Gštěnych knih, online porTolii nebo prezentaci v PDF.</text:p>
      <text:p text:style-name="P39">PlaTormy:</text:p>
      <text:p text:style-name="P40">Prezentace grafickeho navrhu může byt realizovana pomoci různych medii a metod. Nejčastěji se</text:p>
      <text:p text:style-name="P41">využivaji:</text:p>
      <text:p text:style-name="P42"><text:span text:style-name="T43">•<text:s/></text:span><text:span text:style-name="T44">PowerPoint</text:span></text:p>
      <text:p text:style-name="P45">(fuj dopiči) – tenhle program tam pls co nejvice vyhlašte, protože je to největši shit pod</text:p>
      <text:p text:style-name="P46">sluncem, ale asi je fajn ho tam řict, když ho všichni znaji</text:p>
      <text:p text:style-name="P47"><text:span text:style-name="T48">•<text:s/></text:span><text:span text:style-name="T49">Figma</text:span></text:p>
      <text:p text:style-name="P50">webova aplikace pro designerske tymy a jednotlivce, ktera umožňuje vytvařet, sdilet a</text:p>
      <text:p text:style-name="P51">spolupracovat na navrzich uživatelskeho rozhrani, grafice a prototypovani. Můžou to použivat</text:p>
      <text:p text:style-name="P52">všichni zaroveň, což adobe XD pry nemůže takže RIP</text:p>
      <text:p text:style-name="P53"><text:span text:style-name="T54">•<text:s/></text:span><text:span text:style-name="T55">Adobe XD</text:span></text:p>
      <text:p text:style-name="P56">Je to podobne jako Figma, ale pokud mate creaGve cloud tak je možna o něco komfortnějši</text:p>
      <text:p text:style-name="P57">použivat tuhle aplikaci. Můžete tam napřiklad vkladat vektory rovnou z illustratoru apod.</text:p>
      <text:p text:style-name="P58">Figma ma ale neomezene uložiště kdežto Adobe XD nema, což je pěkně na piču</text:p>
      <text:soft-page-break/>
      <text:p text:style-name="P59"><text:span text:style-name="T60">•<text:s/></text:span><text:span text:style-name="T61">InVision</text:span></text:p>
      <text:p text:style-name="P62"><text:span text:style-name="T63">•<text:s/></text:span><text:span text:style-name="T64">Sketch</text:span></text:p>
      <text:p text:style-name="P65"><text:span text:style-name="T66">•<text:s/></text:span><text:span text:style-name="T67">Prezi</text:span></text:p>
      <text:p text:style-name="P68"><text:span text:style-name="T69">•<text:s/></text:span><text:span text:style-name="T70">Canva<text:s/></text:span><text:span text:style-name="T71">(ehm)</text:span></text:p>
      <text:p text:style-name="P72">Obecny obsah prezentace:</text:p>
      <text:p text:style-name="P73"><text:span text:style-name="T74">1.<text:s/></text:span><text:span text:style-name="T75">Uvodni čast<text:s/></text:span><text:span text:style-name="T76">- zde se představi tym nebo designer, představi se zadani projektu a cile</text:span></text:p>
      <text:p text:style-name="P77">prezentace.</text:p>
      <text:p text:style-name="P78"><text:span text:style-name="T79">2.<text:s/></text:span><text:span text:style-name="T80">Analyza problemu<text:s/></text:span><text:span text:style-name="T81">- tym nebo designer představi sve poznatky a analyzy tykajici se zadaneho</text:span></text:p>
      <text:p text:style-name="P82">projektu a jeho cilove skupiny.</text:p>
      <text:p text:style-name="P83"><text:span text:style-name="T84">3.<text:s/></text:span><text:span text:style-name="T85">Prezentace navrhu<text:s/></text:span><text:span text:style-name="T86">- tym nebo designer představi graficky navrh, včetně loga, barevneho</text:span></text:p>
      <text:p text:style-name="P87">schematu, typografie, vizualniho stylu a dalšich grafickych prvků.</text:p>
      <text:p text:style-name="P88"><text:span text:style-name="T89">4.<text:s/></text:span><text:span text:style-name="T90">Ukazky aplikace<text:s/></text:span><text:span text:style-name="T91">- tym nebo designer předvede, jak bude graficky navrh použivan v různych</text:span></text:p>
      <text:p text:style-name="P92">aplikacich, napřiklad na webovych strankach, Gskovinach nebo na firemnich materialech.</text:p>
      <text:p text:style-name="P93"><text:span text:style-name="T94">5.<text:s/></text:span><text:span text:style-name="T95">Zavěrečna čast<text:s/></text:span><text:span text:style-name="T96">- zavěrečna čast prezentace zahrnuje diskuzi, kdy klient může položit otazky,</text:span></text:p>
      <text:p text:style-name="P97">vyslovit sve poznamky a požadavky, a diskutovat o dalšich krocich v projektu.</text:p>
      <text:p text:style-name="P98">Cilem prezentace grafickeho navrhu je tedy přesvědčit klienta o kvalitě navrhu a jeho vhodnosG</text:p>
      <text:p text:style-name="P99">pro konkretni projekt.</text:p>
      <text:p text:style-name="P100">Připrava na prezentaci:</text:p>
      <text:p text:style-name="P101">Před prezentaci grafickeho navrhu je důležite připravit se, aby prezentace byla uspěšna a</text:p>
      <text:p text:style-name="P102">přesvědčiva. Zde je několik Gpů, jak se na prezentaci připravit:</text:p>
      <text:p text:style-name="P103"><text:span text:style-name="T104">1.<text:s/></text:span><text:span text:style-name="T105">pochopit cile prezentace</text:span><text:span text:style-name="T106">: Před prezentaci se zamyslete nad cilem a učelem prezentace a</text:span></text:p>
      <text:p text:style-name="P107">zvažte, jaky efekt by měla mit na vaše publikum.</text:p>
      <text:p text:style-name="P108"><text:span text:style-name="T109">2.<text:s/></text:span><text:span text:style-name="T110">Znalost grafickeho navrhu:<text:s/></text:span><text:span text:style-name="T111">Dobře si osvojte svůj navrh a snažte se připravit na otazky,</text:span></text:p>
      <text:p text:style-name="P112">ktere by se mohli učastnici zeptat.</text:p>
      <text:p text:style-name="P113"><text:span text:style-name="T114">3.<text:s/></text:span><text:span text:style-name="T115">Kontrola technickeho vybaveni:<text:s/></text:span><text:span text:style-name="T116">Zkontrolujte technicke vybaveni a zajištěte si spravny</text:span></text:p>
      <text:p text:style-name="P117">kabel, když připojujete počitač k projektoru. Zkuste si take předem projit prezentaci,</text:p>
      <text:p text:style-name="P118">abyste se ujisGli, že vše funguje, jak ma.</text:p>
      <text:p text:style-name="P119"><text:span text:style-name="T120">4.<text:s/></text:span><text:span text:style-name="T121">Kontrola funkčnos4 prezentace – slidy atd.:<text:s/></text:span><text:span text:style-name="T122">Snažte se mit dobře připravenou prezentaci,</text:span></text:p>
      <text:p text:style-name="P123">ať už jde o PowerPoint nebo jinou plaTormu. Zkuste si připravit několik založnich planů,</text:p>
      <text:p text:style-name="P124">abyste byli připraveni na připadne technicke pogže.</text:p>
      <text:p text:style-name="P125"><text:span text:style-name="T126">5.<text:s/></text:span><text:span text:style-name="T127">Snažte se vytvořit zajimavou prezentaci:<text:s/></text:span><text:span text:style-name="T128">Použijte zajimave obrazky, grafy nebo jine prvky,</text:span></text:p>
      <text:p text:style-name="P129">ktere pomohou prezentaci vizualně zlepšit. Take se snažte udržet pozornost sveho publika</text:p>
      <text:p text:style-name="P130">a přinuGt je k učasG gm, že budete klast otazky a diskutovat s nimi.</text:p>
      <text:p text:style-name="P131"><text:span text:style-name="T132">6.<text:s/></text:span><text:span text:style-name="T133">Oblečte se vhodně</text:span><text:span text:style-name="T134">: Zvažte, jaky je vhodny oděv pro danou přiležitost. Vzhled toGž může</text:span></text:p>
      <text:p text:style-name="P135">vyrazně ovlivnit dojem, ktery na ostatni působite.</text:p>
      <text:soft-page-break/>
      <text:p text:style-name="P136"><text:span text:style-name="T137">7.<text:s/></text:span><text:span text:style-name="T138">Uvolněte se:<text:s/></text:span><text:span text:style-name="T139">Pokuste se před prezentaci uvolnit, napřiklad pomoci meditace nebo</text:span></text:p>
      <text:p text:style-name="P140">hlubokeho dychani. Snažte se byt klidni a přirozeni, aby prezentace byla co nejuspěšnějši.</text:p>
      <text:p text:style-name="P141"><text:span text:style-name="T142">8.<text:s/></text:span><text:span text:style-name="T143">Mluvte jasně a srozumitelně</text:span><text:span text:style-name="T144">: Snažte se mluvit pomalu a srozumitelně, aby bylo pro</text:span></text:p>
      <text:p text:style-name="P145">ostatni snadne vas poslouchat a porozumět tomu, co řikate.</text:p>
      <text:p text:style-name="P146">Celkově je důležite připravit se na prezentaci grafickeho navrhu a snažit se udržet pozornost</text:p>
      <text:p text:style-name="P147">publika gm, že vytvořite zajimavou a informaGvni prezentaci.</text:p>
      <text:p text:style-name="P148">Adobe programy (Photoshop, Illustrator, InDesing)</text:p>
      <text:p text:style-name="P149"><text:span text:style-name="T150">Adobe Photoshop<text:s/></text:span><text:span text:style-name="T151">je profesionalni rastrovy graficky editor, ktery se použiva předevšim pro upravu a</text:span></text:p>
      <text:p text:style-name="P152">retušovani fotografii. Program poskytuje širokou škalu nastrojů a funkci pro upravu barev, kontrastu,</text:p>
      <text:p text:style-name="P153">ostrosG, odstraňovani nedokonalosg a vytvařeni různych efektů. Photoshop je take často využivan pro</text:p>
      <text:p text:style-name="P154">tvorbu grafickych prvků, jako jsou ikony, webove grafiky a obaly.</text:p>
      <text:p text:style-name="P155"><text:span text:style-name="T156">Adobe InDesign<text:s/></text:span><text:span text:style-name="T157">je desktopova publikovaci plaTorma určena pro tvorbu a sazbu Gštěnych a digitalnich</text:span></text:p>
      <text:p text:style-name="P158">publikaci, jako jsou časopisy, knihy, brožury, letaky a interakGvni dokumenty. InDesign kombinuje</text:p>
      <text:p text:style-name="P159">pokročile nastroje pro spravu textu, grafiky a designu, což umožňuje tvorbu profesionalnich a vysoce</text:p>
      <text:p text:style-name="P160">kvalitnich publikaci. Program poskytuje možnosG formatovani textu, tvorby sazek, propojovani</text:p>
      <text:p text:style-name="P161">souborů, spravu stranek a přizpůsobovani vystupu pro různe Gskove nebo digitalni media.</text:p>
      <text:p text:style-name="P162"><text:span text:style-name="T163">Adobe Illustrator<text:s/></text:span><text:span text:style-name="T164">je vektorovy graficky editor určeny pro tvorbu ilustraci, log, grafickych prvků a</text:span></text:p>
      <text:p text:style-name="P165">vektorovych obrazků. Vektorovy format umožňuje tvorbu grafiky, ktera je nezavisla na rozlišeni a lze ji</text:p>
      <text:p text:style-name="P166">tedy libovolně zvětšovat nebo zmenšovat, aniž by došlo ke ztratě kvality. Illustrator poskytuje nastroje</text:p>
      <text:p text:style-name="P167">pro kresleni, tvorbu tvarů, manipulaci s textem, malovani, vytvařeni komplexnich ilustraci a grafickych</text:p>
      <text:p text:style-name="P168">designů.</text:p>
      <text:p text:style-name="P169">Zakladni typograficka pravidla:</text:p>
      <text:p text:style-name="P170"><text:span text:style-name="T171">1.<text:s/></text:span><text:span text:style-name="T172">Volba vhodneho pisma</text:span><text:span text:style-name="T173">: Zvolte pismo, ktere komunikuje s cilovou skupinou a vyjadřuje</text:span></text:p>
      <text:p text:style-name="P174">spravnou osobnost a naladu. Taky by mělo mit všechny znaky, ktere chceme použivat.</text:p>
      <text:p text:style-name="P175"><text:span text:style-name="T176">2.<text:s/></text:span><text:span text:style-name="T177">Konzistence</text:span><text:span text:style-name="T178">: Dodržujte jednotny styl a pravidla pro použig pisma ve všech grafickych</text:span></text:p>
      <text:p text:style-name="P179">materialech značky pro jednotny a profesionalni vzhled.</text:p>
      <text:p text:style-name="P180"><text:span text:style-name="T181">3.<text:s/></text:span><text:span text:style-name="T182">Hierarchie</text:span><text:span text:style-name="T183">: Použijte velikost, tloušťku a styl pisma k vytvořeni vizualni hierarchie a</text:span></text:p>
      <text:p text:style-name="P184">zdůrazněni kličovych informaci.</text:p>
      <text:p text:style-name="P185"><text:span text:style-name="T186">4.<text:s/></text:span><text:span text:style-name="T187">Prostorove rozloženi</text:span><text:span text:style-name="T188">: Využivejte bily prostor a spravne odsazeni, aby byl text čitelny a</text:span></text:p>
      <text:p text:style-name="P189">odděleny od ostatnich prvků designu.</text:p>
      <text:soft-page-break/>
      <text:p text:style-name="P190"><text:span text:style-name="T191">5.<text:s/></text:span><text:span text:style-name="T192">Balancovani</text:span><text:span text:style-name="T193">: Zajistěte vizualni rovnovahu mezi textem, obrazky a jinymi grafickymi prvky,</text:span></text:p>
      <text:p text:style-name="P194">aby design působil vyvaženě.</text:p>
      <text:p text:style-name="P195">Zakladni kompozični pravidla:</text:p>
      <text:p text:style-name="P196">Obraz/ilustrace vs pismo:</text:p>
      <text:p text:style-name="P197">Obraz, ilustrace a pismo funguji ve velmi blizkem vztahu v grafickem designu. Mohou se buď</text:p>
      <text:p text:style-name="P198">kombinovat, nebo použivat samostatně.</text:p>
      <text:p text:style-name="P199">Pismo můžeme použivat jako (headliny, subheadliny, souvisly text, popisny text NEBO může tvořit</text:p>
      <text:p text:style-name="P200">hlavni obraz, ktery něco symbolizuje)</text:p>
      <text:p text:style-name="P201">Fotografie a ilustrace mohou fungovat jako hlavni prvek nebo jako doplňujici napřiklad k souvislemu</text:p>
      <text:p text:style-name="P202">textu apod. Take mohou byt podkladem pro konkretni graficke prvky.</text:p>
      <text:p text:style-name="P203">Barevne schema + jeho použig v grafickem designu:</text:p>
      <text:p text:style-name="P204">Barevne schema v grafickem designu je kombinace barev použitych k vytvořeni vizualniho efektu a</text:p>
      <text:p text:style-name="P205">komunikace. Barevne schema se použiva k vytvařeni nalady, posileni sděleni, přitahovani pozornosG,</text:p>
      <text:p text:style-name="P206">diferenciaci prvků a vytvařeni vizualni rovnovahy v grafickem designu.</text:p>
      <text:p text:style-name="P207"><text:span text:style-name="T208">•<text:s/></text:span><text:span text:style-name="T209">Červena<text:s/></text:span><text:span text:style-name="T210">může symbolizovat vašeň, lasku, energii, silu, pozornost, a take nebezpeči.</text:span></text:p>
      <text:p text:style-name="P211"><text:span text:style-name="T212">•<text:s/></text:span><text:span text:style-name="T213">Modra<text:s/></text:span><text:span text:style-name="T214">může symbolizovat klid, důvěru, spolehlivost, stabilitu, harmonii, a take studenost.</text:span></text:p>
      <text:p text:style-name="P215"><text:span text:style-name="T216">•<text:s/></text:span><text:span text:style-name="T217">Zelena<text:s/></text:span><text:span text:style-name="T218">může symbolizovat přirodu, život, svěžest, zdravi, obnovu, a take prosperitu.</text:span></text:p>
      <text:p text:style-name="P219"><text:span text:style-name="T220">•<text:s/></text:span><text:span text:style-name="T221">Žluta<text:s/></text:span><text:span text:style-name="T222">může symbolizovat radost, štěsg, energii, opGmismus, kreaGvitu, a take varovani.</text:span></text:p>
      <text:p text:style-name="P223"><text:span text:style-name="T224">•<text:s/></text:span><text:span text:style-name="T225">Oranžova<text:s/></text:span><text:span text:style-name="T226">může symbolizovat vitalitu, nadšeni, hřejivost, přatelskost, kreaGvitu, a take jiskru.</text:span></text:p>
      <text:p text:style-name="P227"><text:span text:style-name="T228">•<text:s/></text:span><text:span text:style-name="T229">Fialova<text:s/></text:span><text:span text:style-name="T230">může symbolizovat luxus, tajemstvi, spiritualitu, fantazii, eleganci, a take smutek.</text:span></text:p>
      <text:p text:style-name="P231"><text:span text:style-name="T232">RGB<text:s/></text:span><text:span text:style-name="T233">je adiGvni barevny model použivany pro zobrazeni barev na displejich, jako jsou monitory,</text:span></text:p>
      <text:p text:style-name="P234">televize a webove stranky. V tomto modelu se světlo kombinuje ve třech primarnich barvach</text:p>
      <text:p text:style-name="P235">(červena, zelena, modra), aby vytvořilo širokou škalu barev. Kombinace maximalniho zastoupeni</text:p>
      <text:p text:style-name="P236">těchto tři barev vytvaři čistou bilou.</text:p>
      <text:p text:style-name="P237"><text:span text:style-name="T238">CMYK<text:s/></text:span><text:span text:style-name="T239">je subtrakGvni barevny model použivany pro Gsk a Gskove procesy. Tento model se zaklada na</text:span></text:p>
      <text:p text:style-name="P240">kombinaci čtyř primarnich barev (cyan, magenta, žluta, černa), ktere absorbuje světlo a vytvaři tak</text:p>
      <text:p text:style-name="P241">odsgny barev. Kombinace maximalniho zastoupeni těchto čtyř barev by měla teoreGcky vytvořit</text:p>
      <text:p text:style-name="P242">černou, ale kvůli nepřesnostem v Gskovych procesech se přidava take černa barva (K), ktera pomaha</text:p>
      <text:p text:style-name="P243"><text:span text:style-name="T244">vytvořit sytějši a čistši černe odsgn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-Italic" svg:font-family="Calibri-Italic" style:font-family-generic="system" svg:panose-1="0 0 0 0 0 0 0 0 0 0"/>
    <style:font-face style:name="Calibri-Bold" svg:font-family="Calibri-Bold" style:font-family-generic="system" svg:panose-1="0 0 0 0 0 0 0 0 0 0"/>
    <style:font-face style:name="SymbolMT" svg:font-family="SymbolMT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15T12:24:00Z</meta:creation-date>
    <dc:date>2023-05-15T12:25:00Z</dc:date>
    <meta:template xlink:href="Normal.dotm" xlink:type="simple"/>
    <meta:editing-cycles>1</meta:editing-cycles>
    <meta:editing-duration>PT60S</meta:editing-duration>
    <meta:document-statistic meta:page-count="4" meta:paragraph-count="18" meta:word-count="1321" meta:character-count="9103" meta:row-count="65" meta:non-whitespace-character-count="7800"/>
  </office:meta>
</office:document-meta>
</file>